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nov</text:p>
          </table:table-cell>
          <table:table-cell table:style-name="ce5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-nov</text:p>
          </table:table-cell>
          <table:table-cell table:style-name="ce5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-nov</text:p>
          </table:table-cell>
          <table:table-cell table:style-name="ce4" office:value-type="string" calcext:value-type="string">
            <text:p>9-nov-2016.odt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ithub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p command</text:p>
          </table:table-cell>
          <table:table-cell table:style-name="ce2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v command</text:p>
          </table:table-cell>
          <table:table-cell table:style-name="ce2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an command</text:p>
          </table:table-cell>
          <table:table-cell table:style-name="ce2" office:value-type="string" calcext:value-type="string">
            <text:p>What is github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t command</text:p>
          </table:table-cell>
          <table:table-cell table:style-name="ce2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ac command</text:p>
          </table:table-cell>
          <table:table-cell table:style-name="ce2" office:value-type="string" calcext:value-type="string">
            <text:p>What is repository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ep command</text:p>
          </table:table-cell>
          <table:table-cell table:style-name="ce2" office:value-type="string" calcext:value-type="string">
            <text:p>Steps to install git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wc command</text:p>
          </table:table-cell>
          <table:table-cell table:style-name="ce2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 command</text:p>
          </table:table-cell>
          <table:table-cell table:style-name="ce2" office:value-type="string" calcext:value-type="string">
            <text:p>command to update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2" office:value-type="string" calcext:value-type="string">
            <text:p>create repositor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ho command</text:p>
          </table:table-cell>
          <table:table-cell table:style-name="ce2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o am i command</text:p>
          </table:table-cell>
          <table:table-cell table:style-name="ce2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ssw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mo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ree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oweroff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boot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-nov</text:p>
          </table:table-cell>
          <table:table-cell table:style-name="ce4" office:value-type="string" calcext:value-type="string">
            <text:p>10-nov-2016.odt</text:p>
          </table:table-cell>
          <table:table-cell office:value-type="string" calcext:value-type="string">
            <text:p>nano command</text:p>
          </table:table-cell>
          <table:table-cell table:style-name="ce6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0:01:59.36575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0T12:25:27.490280468</dc:date>
    <meta:editing-duration>PT15H12M49S</meta:editing-duration>
    <meta:editing-cycles>26</meta:editing-cycles>
    <meta:generator>LibreOffice/4.2.8.2$Linux_x86 LibreOffice_project/420m0$Build-2</meta:generator>
    <meta:document-statistic meta:table-count="1" meta:cell-count="73" meta:object-count="0"/>
  </office:meta>
</office:document-meta>
</file>